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center" style:justify-single-word="false"/>
      <style:text-properties fo:font-weight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teilte Systeme Homework 5</text:p>
      <text:p text:style-name="P2"/>
      <text:p text:style-name="P4">Mark Schiborr</text:p>
      <text:p text:style-name="P4">Gruppe: 19</text:p>
      <text:p text:style-name="Text_20_body"/>
      <text:p text:style-name="P3">Gelöste Aufgaben:</text:p>
      <text:p text:style-name="P3">Aufgabe a<text:tab/><text:tab/>2 Punkte</text:p>
      <text:p text:style-name="P3">Aufgab eb<text:tab/><text:tab/>1 Punkt</text:p>
      <text:p text:style-name="P3">Aufgabe c<text:tab/><text:tab/>2 Punkte</text:p>
      <text:p text:style-name="P3">Aufgabe d<text:tab/><text:tab/>3 Punkte</text:p>
      <text:p text:style-name="P3">Gesamtpunkte:<text:tab/>8 Punkte</text:p>
      <text:p text:style-name="Standard"/>
      <text:p text:style-name="Standard"/>
      <text:p text:style-name="P1">Aufgabe 1</text:p>
      <text:p text:style-name="P1"/>
      <text:p text:style-name="P5">b und c)</text:p>
      <text:p text:style-name="P5">Starte den Server und starte mehrere Clients. In den Clients sind sleeps eingebaut, damit sie nicht zu schnell terminieren.</text:p>
      <text:p text:style-name="P5"/>
      <text:p text:style-name="P5">d)</text:p>
      <text:p text:style-name="P5">Starte den Server, falls noch nicht gemacht, und den DeepThougtCl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20:34:47.23</meta:creation-date>
    <meta:editing-duration>PT43M33S</meta:editing-duration>
    <meta:editing-cycles>22</meta:editing-cycles>
    <meta:generator>OpenOffice/4.1.1$Win32 OpenOffice.org_project/411m6$Build-9775</meta:generator>
    <dc:date>2016-04-23T21:41:05.51</dc:date>
    <dc:creator>Mark Schiborr</dc:creator>
    <meta:document-statistic meta:table-count="0" meta:image-count="0" meta:object-count="0" meta:page-count="1" meta:paragraph-count="14" meta:word-count="64" meta:character-count="377"/>
  </office:meta>
</office:document-meta>
</file>